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F000001F40E979F070417D55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e6e6e6" draw:textarea-vertical-align="middle"/>
    </style:style>
    <style:style style:name="gr4" style:family="graphic" style:parent-style-name="standard">
      <style:graphic-properties svg:stroke-color="#000000" draw:fill="gradient" draw:fill-color="#800000" draw:fill-gradient-name="LE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Default_5f_1">
      <style:graphic-properties draw:stroke="none" svg:stroke-color="#000000" draw:fill="none" draw:fill-color="#ffffff" fo:min-height="1.02cm"/>
    </style:style>
    <style:style style:name="gr8" style:family="graphic" style:parent-style-name="Default_5f_1">
      <style:graphic-properties draw:fill="solid" draw:fill-color="#e6e6e6" draw:textarea-vertical-align="middle"/>
    </style:style>
    <style:style style:name="gr9" style:family="graphic" style:parent-style-name="Default_5f_1">
      <style:graphic-properties svg:stroke-color="#000000" draw:fill="gradient" draw:fill-color="#800000" draw:fill-gradient-name="LED" draw:textarea-vertical-align="middle"/>
    </style:style>
    <style:style style:name="gr10" style:family="graphic" style:parent-style-name="Default_5f_1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Default_5f_1">
      <style:graphic-properties draw:stroke="none" svg:stroke-color="#000000" draw:fill="none" draw:fill-color="#ffffff" fo:min-height="0.713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e6e6e6"/>
      <style:paragraph-properties fo:text-align="center"/>
    </style:style>
    <style:style style:name="P6" style:family="paragraph">
      <loext:graphic-properties draw:fill="gradient" draw:fill-color="#800000" draw:fill-gradient-name="LED"/>
      <style:paragraph-properties fo:text-align="center"/>
    </style:style>
    <style:style style:name="P7" style:family="paragraph">
      <style:paragraph-properties fo:text-align="center"/>
      <style:text-properties fo:font-size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4cm" svg:height="1.27cm" svg:x="14.97cm" svg:y="13.7cm">
          <draw:text-box>
            <text:p text:style-name="P1"><text:span text:style-name="T1">B</text:span></text:p>
          </draw:text-box>
        </draw:frame>
        <draw:frame draw:style-name="gr1" draw:text-style-name="P2" draw:layer="layout" svg:width="2.54cm" svg:height="1.27cm" svg:x="13.7cm" svg:y="13.7cm">
          <draw:text-box>
            <text:p text:style-name="P1"><text:span text:style-name="T1">A</text:span></text:p>
          </draw:text-box>
        </draw:frame>
        <draw:rect draw:style-name="gr2" draw:text-style-name="P3" draw:layer="layout" svg:width="12.7cm" svg:height="6.35cm" svg:x="8.62cm" svg:y="3.54cm" draw:corner-radius="0.254cm">
          <text:p/>
        </draw:rect>
        <draw:frame draw:style-name="gr1" draw:text-style-name="P4" draw:layer="layout" svg:width="6.477cm" svg:height="1.27cm" svg:x="8.62cm" svg:y="3.54cm">
          <draw:text-box>
            <text:p>Oscillator</text:p>
          </draw:text-box>
        </draw:frame>
        <draw:frame draw:style-name="gr1" draw:text-style-name="P2" draw:layer="layout" svg:width="2.54cm" svg:height="1.27cm" svg:x="9.89cm" svg:y="8.62cm">
          <draw:text-box>
            <text:p text:style-name="P1"><text:span text:style-name="T1">Coarse</text:span></text:p>
          </draw:text-box>
        </draw:frame>
        <draw:frame draw:style-name="gr1" draw:text-style-name="P2" draw:layer="layout" svg:width="2.54cm" svg:height="1.27cm" svg:x="13.7cm" svg:y="8.62cm">
          <draw:text-box>
            <text:p text:style-name="P1"><text:span text:style-name="T1">Shape</text:span></text:p>
          </draw:text-box>
        </draw:frame>
        <draw:circle draw:style-name="gr3" draw:text-style-name="P5" draw:layer="layout" svg:width="1.27cm" svg:height="1.27cm" svg:x="35.925cm" svg:y="6.715cm">
          <text:p/>
        </draw:circle>
        <draw:circle draw:style-name="gr4" draw:text-style-name="P6" draw:layer="layout" svg:width="0.508cm" svg:height="0.508cm" svg:x="36.306cm" svg:y="5.826cm">
          <text:p/>
        </draw:circle>
        <draw:frame draw:style-name="gr1" draw:text-style-name="P2" draw:layer="layout" svg:width="2.54cm" svg:height="1.27cm" svg:x="35.29cm" svg:y="8.62cm">
          <draw:text-box>
            <text:p text:style-name="P1"><text:span text:style-name="T1">Freq</text:span></text:p>
          </draw:text-box>
        </draw:frame>
        <draw:rect draw:style-name="gr3" draw:text-style-name="P5" draw:layer="layout" svg:width="1.27cm" svg:height="1.27cm" svg:x="38.465cm" svg:y="6.715cm" draw:corner-radius="0.305cm">
          <text:p/>
        </draw:rect>
        <draw:frame draw:style-name="gr1" draw:text-style-name="P2" draw:layer="layout" svg:width="2.54cm" svg:height="1.27cm" svg:x="37.83cm" svg:y="8.62cm">
          <draw:text-box>
            <text:p text:style-name="P1"><text:span text:style-name="T1">Freq</text:span></text:p>
          </draw:text-box>
        </draw:frame>
        <draw:circle draw:style-name="gr4" draw:text-style-name="P6" draw:layer="layout" svg:width="0.508cm" svg:height="0.508cm" svg:x="38.846cm" svg:y="5.826cm">
          <text:p/>
        </draw:circle>
        <draw:frame draw:style-name="gr1" draw:text-style-name="P2" draw:layer="layout" svg:width="2.54cm" svg:height="1.27cm" svg:x="17.51cm" svg:y="8.62cm">
          <draw:text-box>
            <text:p text:style-name="P1"><text:span text:style-name="T1">Solo</text:span></text:p>
          </draw:text-box>
        </draw:frame>
        <draw:frame draw:style-name="gr1" draw:text-style-name="P2" draw:layer="layout" svg:width="2.54cm" svg:height="1.27cm" svg:x="11.795cm" svg:y="8.62cm">
          <draw:text-box>
            <text:p text:style-name="P1"><text:span text:style-name="T1">Fine</text:span></text:p>
          </draw:text-box>
        </draw:frame>
        <draw:frame draw:style-name="gr1" draw:text-style-name="P4" draw:layer="layout" svg:width="6.477cm" svg:height="1.27cm" svg:x="8.62cm" svg:y="5.064cm">
          <draw:text-box>
            <text:p>Voice:</text:p>
          </draw:text-box>
        </draw:frame>
        <draw:frame draw:style-name="gr1" draw:text-style-name="P2" draw:layer="layout" svg:width="1.016cm" svg:height="1.27cm" svg:x="11.922cm" svg:y="5.191cm">
          <draw:text-box>
            <text:p text:style-name="P1"><text:span text:style-name="T1">A</text:span></text:p>
          </draw:text-box>
        </draw:frame>
        <draw:frame draw:style-name="gr1" draw:text-style-name="P2" draw:layer="layout" svg:width="1.016cm" svg:height="1.27cm" svg:x="13.192cm" svg:y="5.191cm">
          <draw:text-box>
            <text:p text:style-name="P1"><text:span text:style-name="T1">B</text:span></text:p>
          </draw:text-box>
        </draw:frame>
        <draw:frame draw:style-name="gr1" draw:text-style-name="P2" draw:layer="layout" svg:width="1.016cm" svg:height="1.27cm" svg:x="14.462cm" svg:y="5.191cm">
          <draw:text-box>
            <text:p text:style-name="P1"><text:span text:style-name="T1">C</text:span></text:p>
          </draw:text-box>
        </draw:frame>
        <draw:frame draw:style-name="gr1" draw:text-style-name="P2" draw:layer="layout" svg:width="1.016cm" svg:height="1.27cm" svg:x="15.732cm" svg:y="5.191cm">
          <draw:text-box>
            <text:p text:style-name="P1"><text:span text:style-name="T1">D</text:span></text:p>
          </draw:text-box>
        </draw:frame>
        <draw:frame draw:style-name="gr1" draw:text-style-name="P2" draw:layer="layout" svg:width="1.016cm" svg:height="1.27cm" svg:x="17.002cm" svg:y="5.191cm">
          <draw:text-box>
            <text:p text:style-name="P1"><text:span text:style-name="T1">E</text:span></text:p>
          </draw:text-box>
        </draw:frame>
        <draw:frame draw:style-name="gr1" draw:text-style-name="P2" draw:layer="layout" svg:width="1.016cm" svg:height="1.27cm" svg:x="18.272cm" svg:y="5.191cm">
          <draw:text-box>
            <text:p text:style-name="P1"><text:span text:style-name="T1">F</text:span></text:p>
          </draw:text-box>
        </draw:frame>
        <draw:rect draw:style-name="gr2" draw:text-style-name="P3" draw:layer="layout" svg:width="12.7cm" svg:height="11.43cm" svg:x="22.59cm" svg:y="3.54cm" draw:corner-radius="0.254cm">
          <text:p/>
        </draw:rect>
        <draw:frame draw:style-name="gr1" draw:text-style-name="P4" draw:layer="layout" svg:width="6.477cm" svg:height="1.27cm" svg:x="22.59cm" svg:y="3.54cm">
          <draw:text-box>
            <text:p>Bendvelope</text:p>
          </draw:text-box>
        </draw:frame>
        <draw:circle draw:style-name="gr3" draw:text-style-name="P5" draw:layer="layout" svg:width="0.762cm" svg:height="0.762cm" svg:x="36.179cm" svg:y="12.684cm">
          <text:p/>
        </draw:circle>
        <draw:circle draw:style-name="gr4" draw:text-style-name="P6" draw:layer="layout" svg:width="0.254cm" svg:height="0.254cm" svg:x="36.433cm" svg:y="12.303cm">
          <text:p/>
        </draw:circle>
        <draw:frame draw:style-name="gr1" draw:text-style-name="P2" draw:layer="layout" svg:width="2.54cm" svg:height="1.27cm" svg:x="35.29cm" svg:y="13.7cm">
          <draw:text-box>
            <text:p text:style-name="P1"><text:span text:style-name="T1">Freq</text:span></text:p>
          </draw:text-box>
        </draw:frame>
        <draw:rect draw:style-name="gr3" draw:text-style-name="P5" draw:layer="layout" svg:width="0.762cm" svg:height="0.762cm" svg:x="38.719cm" svg:y="12.684cm" draw:corner-radius="0.102cm">
          <text:p/>
        </draw:rect>
        <draw:frame draw:style-name="gr1" draw:text-style-name="P2" draw:layer="layout" svg:width="2.54cm" svg:height="1.27cm" svg:x="37.83cm" svg:y="13.7cm">
          <draw:text-box>
            <text:p text:style-name="P1"><text:span text:style-name="T1">Freq</text:span></text:p>
          </draw:text-box>
        </draw:frame>
        <draw:circle draw:style-name="gr4" draw:text-style-name="P6" draw:layer="layout" svg:width="0.254cm" svg:height="0.254cm" svg:x="38.973cm" svg:y="12.303cm">
          <text:p/>
        </draw:circle>
        <draw:circle draw:style-name="gr3" draw:text-style-name="P5" draw:layer="layout" svg:width="0.762cm" svg:height="0.762cm" svg:x="14.589cm" svg:y="7.604cm">
          <text:p/>
        </draw:circle>
        <draw:circle draw:style-name="gr4" draw:text-style-name="P6" draw:layer="layout" svg:width="0.254cm" svg:height="0.254cm" svg:x="14.843cm" svg:y="7.223cm">
          <text:p/>
        </draw:circle>
        <draw:rect draw:style-name="gr3" draw:text-style-name="P5" draw:layer="layout" svg:width="0.762cm" svg:height="0.762cm" svg:x="18.399cm" svg:y="7.604cm" draw:corner-radius="0.102cm">
          <text:p/>
        </draw:rect>
        <draw:circle draw:style-name="gr4" draw:text-style-name="P6" draw:layer="layout" svg:width="0.254cm" svg:height="0.254cm" svg:x="18.653cm" svg:y="7.223cm">
          <text:p/>
        </draw:circle>
        <draw:circle draw:style-name="gr3" draw:text-style-name="P5" draw:layer="layout" svg:width="0.762cm" svg:height="0.762cm" svg:x="12.684cm" svg:y="7.604cm">
          <text:p/>
        </draw:circle>
        <draw:circle draw:style-name="gr4" draw:text-style-name="P6" draw:layer="layout" svg:width="0.254cm" svg:height="0.254cm" svg:x="12.938cm" svg:y="7.223cm">
          <text:p/>
        </draw:circle>
        <draw:circle draw:style-name="gr3" draw:text-style-name="P5" draw:layer="layout" svg:width="0.762cm" svg:height="0.762cm" svg:x="10.779cm" svg:y="7.604cm">
          <text:p/>
        </draw:circle>
        <draw:circle draw:style-name="gr4" draw:text-style-name="P6" draw:layer="layout" svg:width="0.254cm" svg:height="0.254cm" svg:x="11.033cm" svg:y="7.223cm">
          <text:p/>
        </draw:circle>
        <draw:circle draw:style-name="gr4" draw:text-style-name="P6" draw:layer="layout" svg:width="0.254cm" svg:height="0.254cm" svg:x="14.843cm" svg:y="4.683cm">
          <text:p/>
        </draw:circle>
        <draw:circle draw:style-name="gr4" draw:text-style-name="P6" draw:layer="layout" svg:width="0.254cm" svg:height="0.254cm" svg:x="13.573cm" svg:y="4.683cm">
          <text:p/>
        </draw:circle>
        <draw:circle draw:style-name="gr4" draw:text-style-name="P6" draw:layer="layout" svg:width="0.254cm" svg:height="0.254cm" svg:x="12.303cm" svg:y="4.683cm">
          <text:p/>
        </draw:circle>
        <draw:circle draw:style-name="gr4" draw:text-style-name="P6" draw:layer="layout" svg:width="0.254cm" svg:height="0.254cm" svg:x="18.653cm" svg:y="4.683cm">
          <text:p/>
        </draw:circle>
        <draw:circle draw:style-name="gr4" draw:text-style-name="P6" draw:layer="layout" svg:width="0.254cm" svg:height="0.254cm" svg:x="17.383cm" svg:y="4.683cm">
          <text:p/>
        </draw:circle>
        <draw:circle draw:style-name="gr4" draw:text-style-name="P6" draw:layer="layout" svg:width="0.254cm" svg:height="0.254cm" svg:x="16.113cm" svg:y="4.683cm">
          <text:p/>
        </draw:circle>
        <draw:frame draw:style-name="gr1" draw:text-style-name="P4" draw:layer="layout" svg:width="6.477cm" svg:height="1.27cm" svg:x="22.59cm" svg:y="5.064cm">
          <draw:text-box>
            <text:p>Chan:</text:p>
          </draw:text-box>
        </draw:frame>
        <draw:frame draw:style-name="gr1" draw:text-style-name="P2" draw:layer="layout" svg:width="1.016cm" svg:height="1.27cm" svg:x="25.892cm" svg:y="5.191cm">
          <draw:text-box>
            <text:p text:style-name="P1"><text:span text:style-name="T1">A</text:span></text:p>
          </draw:text-box>
        </draw:frame>
        <draw:frame draw:style-name="gr1" draw:text-style-name="P2" draw:layer="layout" svg:width="1.016cm" svg:height="1.27cm" svg:x="27.162cm" svg:y="5.191cm">
          <draw:text-box>
            <text:p text:style-name="P1"><text:span text:style-name="T1">B</text:span></text:p>
          </draw:text-box>
        </draw:frame>
        <draw:frame draw:style-name="gr1" draw:text-style-name="P2" draw:layer="layout" svg:width="1.016cm" svg:height="1.27cm" svg:x="28.432cm" svg:y="5.191cm">
          <draw:text-box>
            <text:p text:style-name="P1"><text:span text:style-name="T1">C</text:span></text:p>
          </draw:text-box>
        </draw:frame>
        <draw:frame draw:style-name="gr1" draw:text-style-name="P2" draw:layer="layout" svg:width="1.016cm" svg:height="1.27cm" svg:x="29.702cm" svg:y="5.191cm">
          <draw:text-box>
            <text:p text:style-name="P1"><text:span text:style-name="T1">D</text:span></text:p>
          </draw:text-box>
        </draw:frame>
        <draw:frame draw:style-name="gr1" draw:text-style-name="P2" draw:layer="layout" svg:width="1.016cm" svg:height="1.27cm" svg:x="30.972cm" svg:y="5.191cm">
          <draw:text-box>
            <text:p text:style-name="P1"><text:span text:style-name="T1">E</text:span></text:p>
          </draw:text-box>
        </draw:frame>
        <draw:frame draw:style-name="gr1" draw:text-style-name="P2" draw:layer="layout" svg:width="1.016cm" svg:height="1.27cm" svg:x="32.242cm" svg:y="5.191cm">
          <draw:text-box>
            <text:p text:style-name="P1"><text:span text:style-name="T1">F</text:span></text:p>
          </draw:text-box>
        </draw:frame>
        <draw:circle draw:style-name="gr3" draw:text-style-name="P5" draw:layer="layout" svg:width="0.762cm" svg:height="0.762cm" svg:x="28.559cm" svg:y="10.144cm">
          <text:p/>
        </draw:circle>
        <draw:circle draw:style-name="gr4" draw:text-style-name="P6" draw:layer="layout" svg:width="0.254cm" svg:height="0.254cm" svg:x="28.813cm" svg:y="9.763cm">
          <text:p/>
        </draw:circle>
        <draw:circle draw:style-name="gr3" draw:text-style-name="P5" draw:layer="layout" svg:width="0.762cm" svg:height="0.762cm" svg:x="26.654cm" svg:y="10.144cm">
          <text:p/>
        </draw:circle>
        <draw:circle draw:style-name="gr4" draw:text-style-name="P6" draw:layer="layout" svg:width="0.254cm" svg:height="0.254cm" svg:x="26.908cm" svg:y="9.763cm">
          <text:p/>
        </draw:circle>
        <draw:circle draw:style-name="gr3" draw:text-style-name="P5" draw:layer="layout" svg:width="0.762cm" svg:height="0.762cm" svg:x="24.749cm" svg:y="10.144cm">
          <text:p/>
        </draw:circle>
        <draw:circle draw:style-name="gr4" draw:text-style-name="P6" draw:layer="layout" svg:width="0.254cm" svg:height="0.254cm" svg:x="25.003cm" svg:y="9.763cm">
          <text:p/>
        </draw:circle>
        <draw:circle draw:style-name="gr4" draw:text-style-name="P6" draw:layer="layout" svg:width="0.254cm" svg:height="0.254cm" svg:x="28.813cm" svg:y="4.683cm">
          <text:p/>
        </draw:circle>
        <draw:circle draw:style-name="gr4" draw:text-style-name="P6" draw:layer="layout" svg:width="0.254cm" svg:height="0.254cm" svg:x="27.543cm" svg:y="4.683cm">
          <text:p/>
        </draw:circle>
        <draw:circle draw:style-name="gr4" draw:text-style-name="P6" draw:layer="layout" svg:width="0.254cm" svg:height="0.254cm" svg:x="26.273cm" svg:y="4.683cm">
          <text:p/>
        </draw:circle>
        <draw:circle draw:style-name="gr4" draw:text-style-name="P6" draw:layer="layout" svg:width="0.254cm" svg:height="0.254cm" svg:x="32.623cm" svg:y="4.683cm">
          <text:p/>
        </draw:circle>
        <draw:circle draw:style-name="gr4" draw:text-style-name="P6" draw:layer="layout" svg:width="0.254cm" svg:height="0.254cm" svg:x="31.353cm" svg:y="4.683cm">
          <text:p/>
        </draw:circle>
        <draw:circle draw:style-name="gr4" draw:text-style-name="P6" draw:layer="layout" svg:width="0.254cm" svg:height="0.254cm" svg:x="30.083cm" svg:y="4.683cm">
          <text:p/>
        </draw:circle>
        <draw:frame draw:style-name="gr1" draw:text-style-name="P2" draw:layer="layout" svg:width="2.54cm" svg:height="1.27cm" svg:x="23.86cm" svg:y="11.16cm">
          <draw:text-box>
            <text:p text:style-name="P1"><text:span text:style-name="T1">A</text:span></text:p>
          </draw:text-box>
        </draw:frame>
        <draw:frame draw:style-name="gr1" draw:text-style-name="P2" draw:layer="layout" svg:width="2.54cm" svg:height="1.27cm" svg:x="27.67cm" svg:y="11.16cm">
          <draw:text-box>
            <text:p text:style-name="P1"><text:span text:style-name="T1">D</text:span></text:p>
          </draw:text-box>
        </draw:frame>
        <draw:frame draw:style-name="gr1" draw:text-style-name="P2" draw:layer="layout" svg:width="2.54cm" svg:height="1.27cm" svg:x="25.765cm" svg:y="11.16cm">
          <draw:text-box>
            <text:p text:style-name="P1"><text:span text:style-name="T1">H</text:span></text:p>
          </draw:text-box>
        </draw:frame>
        <draw:circle draw:style-name="gr3" draw:text-style-name="P5" draw:layer="layout" svg:width="0.762cm" svg:height="0.762cm" svg:x="32.369cm" svg:y="10.144cm">
          <text:p/>
        </draw:circle>
        <draw:circle draw:style-name="gr4" draw:text-style-name="P6" draw:layer="layout" svg:width="0.254cm" svg:height="0.254cm" svg:x="32.623cm" svg:y="9.763cm">
          <text:p/>
        </draw:circle>
        <draw:circle draw:style-name="gr3" draw:text-style-name="P5" draw:layer="layout" svg:width="0.762cm" svg:height="0.762cm" svg:x="30.464cm" svg:y="10.144cm">
          <text:p/>
        </draw:circle>
        <draw:circle draw:style-name="gr4" draw:text-style-name="P6" draw:layer="layout" svg:width="0.254cm" svg:height="0.254cm" svg:x="30.718cm" svg:y="9.763cm">
          <text:p/>
        </draw:circle>
        <draw:frame draw:style-name="gr1" draw:text-style-name="P2" draw:layer="layout" svg:width="2.54cm" svg:height="1.27cm" svg:x="31.48cm" svg:y="11.16cm">
          <draw:text-box>
            <text:p text:style-name="P1"><text:span text:style-name="T1">R</text:span></text:p>
          </draw:text-box>
        </draw:frame>
        <draw:frame draw:style-name="gr1" draw:text-style-name="P2" draw:layer="layout" svg:width="2.54cm" svg:height="1.27cm" svg:x="29.575cm" svg:y="11.16cm">
          <draw:text-box>
            <text:p text:style-name="P1"><text:span text:style-name="T1">S</text:span></text:p>
          </draw:text-box>
        </draw:frame>
        <draw:circle draw:style-name="gr3" draw:text-style-name="P5" draw:layer="layout" svg:width="0.762cm" svg:height="0.762cm" svg:x="25.765cm" svg:y="7.604cm">
          <text:p/>
        </draw:circle>
        <draw:circle draw:style-name="gr4" draw:text-style-name="P6" draw:layer="layout" svg:width="0.254cm" svg:height="0.254cm" svg:x="26.019cm" svg:y="7.223cm">
          <text:p/>
        </draw:circle>
        <draw:frame draw:style-name="gr1" draw:text-style-name="P2" draw:layer="layout" svg:width="2.54cm" svg:height="1.27cm" svg:x="24.876cm" svg:y="8.62cm">
          <draw:text-box>
            <text:p text:style-name="P1"><text:span text:style-name="T1">Bend</text:span></text:p>
          </draw:text-box>
        </draw:frame>
        <draw:circle draw:style-name="gr3" draw:text-style-name="P5" draw:layer="layout" svg:width="0.762cm" svg:height="0.762cm" svg:x="31.48cm" svg:y="7.604cm">
          <text:p/>
        </draw:circle>
        <draw:circle draw:style-name="gr4" draw:text-style-name="P6" draw:layer="layout" svg:width="0.254cm" svg:height="0.254cm" svg:x="31.734cm" svg:y="7.223cm">
          <text:p/>
        </draw:circle>
        <draw:circle draw:style-name="gr3" draw:text-style-name="P5" draw:layer="layout" svg:width="0.762cm" svg:height="0.762cm" svg:x="27.67cm" svg:y="7.604cm">
          <text:p/>
        </draw:circle>
        <draw:circle draw:style-name="gr4" draw:text-style-name="P6" draw:layer="layout" svg:width="0.254cm" svg:height="0.254cm" svg:x="27.924cm" svg:y="7.223cm">
          <text:p/>
        </draw:circle>
        <draw:frame draw:style-name="gr1" draw:text-style-name="P2" draw:layer="layout" svg:width="2.54cm" svg:height="1.27cm" svg:x="30.591cm" svg:y="8.62cm">
          <draw:text-box>
            <text:p text:style-name="P1"><text:span text:style-name="T1">Bend</text:span></text:p>
          </draw:text-box>
        </draw:frame>
        <draw:frame draw:style-name="gr1" draw:text-style-name="P2" draw:layer="layout" svg:width="2.54cm" svg:height="1.27cm" svg:x="26.781cm" svg:y="8.62cm">
          <draw:text-box>
            <text:p text:style-name="P1"><text:span text:style-name="T1">Bend</text:span></text:p>
          </draw:text-box>
        </draw:frame>
        <draw:circle draw:style-name="gr3" draw:text-style-name="P5" draw:layer="layout" svg:width="0.762cm" svg:height="0.762cm" svg:x="25.003cm" svg:y="5.191cm">
          <text:p/>
        </draw:circle>
        <draw:circle draw:style-name="gr3" draw:text-style-name="P5" draw:layer="layout" svg:width="0.762cm" svg:height="0.762cm" svg:x="11.033cm" svg:y="5.191cm">
          <text:p/>
        </draw:circle>
        <draw:rect draw:style-name="gr2" draw:text-style-name="P3" draw:layer="layout" svg:width="17.78cm" svg:height="11.43cm" svg:x="3.54cm" svg:y="11.16cm" draw:corner-radius="0.254cm">
          <text:p/>
        </draw:rect>
        <draw:frame draw:style-name="gr5" draw:text-style-name="P4" draw:layer="layout" svg:width="6.477cm" svg:height="0.963cm" svg:x="3.54cm" svg:y="11.16cm">
          <draw:text-box>
            <text:p>Modulation Patching</text:p>
          </draw:text-box>
        </draw:frame>
        <draw:circle draw:style-name="gr3" draw:text-style-name="P5" draw:layer="layout" svg:width="0.762cm" svg:height="0.762cm" svg:x="27.289cm" svg:y="13.319cm">
          <text:p/>
        </draw:circle>
        <draw:frame draw:style-name="gr1" draw:text-style-name="P2" draw:layer="layout" svg:width="4.572cm" svg:height="1.27cm" svg:x="22.844cm" svg:y="13.319cm">
          <draw:text-box>
            <text:p text:style-name="P1"><text:span text:style-name="T1">Trigger Source:</text:span></text:p>
          </draw:text-box>
        </draw:frame>
        <draw:frame draw:style-name="gr1" draw:text-style-name="P2" draw:layer="layout" svg:width="1.524cm" svg:height="1.27cm" svg:x="28.178cm" svg:y="13.446cm">
          <draw:text-box>
            <text:p text:style-name="P1"><text:span text:style-name="T1">Key</text:span></text:p>
          </draw:text-box>
        </draw:frame>
        <draw:circle draw:style-name="gr4" draw:text-style-name="P6" draw:layer="layout" svg:width="0.254cm" svg:height="0.254cm" svg:x="31.353cm" svg:y="12.938cm">
          <text:p/>
        </draw:circle>
        <draw:circle draw:style-name="gr4" draw:text-style-name="P6" draw:layer="layout" svg:width="0.254cm" svg:height="0.254cm" svg:x="30.083cm" svg:y="12.938cm">
          <text:p/>
        </draw:circle>
        <draw:circle draw:style-name="gr4" draw:text-style-name="P6" draw:layer="layout" svg:width="0.254cm" svg:height="0.254cm" svg:x="28.813cm" svg:y="12.938cm">
          <text:p/>
        </draw:circle>
        <draw:circle draw:style-name="gr4" draw:text-style-name="P6" draw:layer="layout" svg:width="0.254cm" svg:height="0.254cm" svg:x="32.623cm" svg:y="12.938cm">
          <text:p/>
        </draw:circle>
        <draw:frame draw:style-name="gr1" draw:text-style-name="P2" draw:layer="layout" svg:width="1.524cm" svg:height="1.27cm" svg:x="29.448cm" svg:y="13.446cm">
          <draw:text-box>
            <text:p text:style-name="P1"><text:span text:style-name="T1">RTrig</text:span></text:p>
          </draw:text-box>
        </draw:frame>
        <draw:rect draw:style-name="gr3" draw:text-style-name="P5" draw:layer="layout" svg:width="0.762cm" svg:height="0.762cm" svg:x="18.399cm" svg:y="12.684cm" draw:corner-radius="0.102cm">
          <text:p/>
        </draw:rect>
        <draw:frame draw:style-name="gr1" draw:text-style-name="P2" draw:layer="layout" svg:width="2.54cm" svg:height="1.27cm" svg:x="17.51cm" svg:y="13.7cm">
          <draw:text-box>
            <text:p text:style-name="P1"><text:span text:style-name="T1">D</text:span></text:p>
          </draw:text-box>
        </draw:frame>
        <draw:circle draw:style-name="gr4" draw:text-style-name="P6" draw:layer="layout" svg:width="0.254cm" svg:height="0.254cm" svg:x="18.653cm" svg:y="12.303cm">
          <text:p/>
        </draw:circle>
        <draw:rect draw:style-name="gr3" draw:text-style-name="P5" draw:layer="layout" svg:width="0.762cm" svg:height="0.762cm" svg:x="17.129cm" svg:y="12.684cm" draw:corner-radius="0.102cm">
          <text:p/>
        </draw:rect>
        <draw:frame draw:style-name="gr1" draw:text-style-name="P2" draw:layer="layout" svg:width="2.54cm" svg:height="1.27cm" svg:x="16.24cm" svg:y="13.7cm">
          <draw:text-box>
            <text:p text:style-name="P1"><text:span text:style-name="T1">C</text:span></text:p>
          </draw:text-box>
        </draw:frame>
        <draw:circle draw:style-name="gr4" draw:text-style-name="P6" draw:layer="layout" svg:width="0.254cm" svg:height="0.254cm" svg:x="17.383cm" svg:y="12.303cm">
          <text:p/>
        </draw:circle>
        <draw:rect draw:style-name="gr3" draw:text-style-name="P5" draw:layer="layout" svg:width="0.762cm" svg:height="0.762cm" svg:x="15.859cm" svg:y="12.684cm" draw:corner-radius="0.102cm">
          <text:p/>
        </draw:rect>
        <draw:circle draw:style-name="gr4" draw:text-style-name="P6" draw:layer="layout" svg:width="0.254cm" svg:height="0.254cm" svg:x="16.113cm" svg:y="12.303cm">
          <text:p/>
        </draw:circle>
        <draw:rect draw:style-name="gr3" draw:text-style-name="P5" draw:layer="layout" svg:width="0.762cm" svg:height="0.762cm" svg:x="14.589cm" svg:y="12.684cm" draw:corner-radius="0.102cm">
          <text:p/>
        </draw:rect>
        <draw:circle draw:style-name="gr4" draw:text-style-name="P6" draw:layer="layout" svg:width="0.254cm" svg:height="0.254cm" svg:x="14.843cm" svg:y="12.303cm">
          <text:p/>
        </draw:circle>
        <draw:frame draw:style-name="gr1" draw:text-style-name="P4" draw:layer="layout" svg:width="2.286cm" svg:height="1.27cm" svg:x="9.255cm" svg:y="13.065cm">
          <draw:text-box>
            <text:p>Chan:</text:p>
          </draw:text-box>
        </draw:frame>
        <draw:circle draw:style-name="gr3" draw:text-style-name="P5" draw:layer="layout" svg:width="0.762cm" svg:height="0.762cm" svg:x="12.049cm" svg:y="13.319cm">
          <text:p/>
        </draw:circle>
        <draw:line draw:style-name="gr6" draw:text-style-name="P3" draw:layer="layout" svg:x1="13.065cm" svg:y1="13.7cm" svg:x2="13.7cm" svg:y2="13.7cm">
          <text:p/>
        </draw:line>
        <draw:line draw:style-name="gr6" draw:text-style-name="P3" draw:layer="layout" svg:x1="13.7cm" svg:y1="12.43cm" svg:x2="13.7cm" svg:y2="13.699cm">
          <text:p/>
        </draw:line>
        <draw:line draw:style-name="gr6" draw:text-style-name="P3" draw:layer="layout" svg:x1="13.7cm" svg:y1="12.43cm" svg:x2="14.335cm" svg:y2="12.43cm">
          <text:p/>
        </draw:line>
      </draw:page>
      <draw:page draw:name="page2" draw:style-name="dp1" draw:master-page-name="Default">
        <draw:frame draw:style-name="gr7" draw:text-style-name="P8" draw:layer="layout" svg:width="2.54cm" svg:height="1.27cm" svg:x="15.224cm" svg:y="17.891cm">
          <draw:text-box>
            <text:p text:style-name="P7"><text:span text:style-name="T1">B</text:span></text:p>
          </draw:text-box>
        </draw:frame>
        <draw:frame draw:style-name="gr7" draw:text-style-name="P8" draw:layer="layout" svg:width="2.54cm" svg:height="1.27cm" svg:x="13.954cm" svg:y="17.891cm">
          <draw:text-box>
            <text:p text:style-name="P7"><text:span text:style-name="T1">A</text:span></text:p>
          </draw:text-box>
        </draw:frame>
        <draw:circle draw:style-name="gr8" draw:text-style-name="P5" draw:layer="layout" svg:width="1.27cm" svg:height="1.27cm" svg:x="35.925cm" svg:y="6.715cm">
          <text:p/>
        </draw:circle>
        <draw:circle draw:style-name="gr9" draw:text-style-name="P6" draw:layer="layout" svg:width="0.508cm" svg:height="0.508cm" svg:x="36.306cm" svg:y="5.826cm">
          <text:p/>
        </draw:circle>
        <draw:frame draw:style-name="gr7" draw:text-style-name="P8" draw:layer="layout" svg:width="2.54cm" svg:height="1.27cm" svg:x="35.29cm" svg:y="8.62cm">
          <draw:text-box>
            <text:p text:style-name="P7"><text:span text:style-name="T1">Freq</text:span></text:p>
          </draw:text-box>
        </draw:frame>
        <draw:rect draw:style-name="gr8" draw:text-style-name="P5" draw:layer="layout" svg:width="1.27cm" svg:height="1.27cm" svg:x="38.465cm" svg:y="6.715cm" draw:corner-radius="0.305cm">
          <text:p/>
        </draw:rect>
        <draw:frame draw:style-name="gr7" draw:text-style-name="P8" draw:layer="layout" svg:width="2.54cm" svg:height="1.27cm" svg:x="37.83cm" svg:y="8.62cm">
          <draw:text-box>
            <text:p text:style-name="P7"><text:span text:style-name="T1">Freq</text:span></text:p>
          </draw:text-box>
        </draw:frame>
        <draw:circle draw:style-name="gr9" draw:text-style-name="P6" draw:layer="layout" svg:width="0.508cm" svg:height="0.508cm" svg:x="38.846cm" svg:y="5.826cm">
          <text:p/>
        </draw:circle>
        <draw:frame draw:style-name="gr7" draw:text-style-name="P8" draw:layer="layout" svg:width="2.54cm" svg:height="1.27cm" svg:x="8.62cm" svg:y="4.81cm">
          <draw:text-box>
            <text:p text:style-name="P7"><text:span text:style-name="T1">Freq</text:span></text:p>
          </draw:text-box>
        </draw:frame>
        <draw:rect draw:style-name="gr10" draw:text-style-name="P3" draw:layer="layout" svg:width="12.7cm" svg:height="11.43cm" svg:x="22.59cm" svg:y="1cm" draw:corner-radius="0.254cm">
          <text:p/>
        </draw:rect>
        <draw:frame draw:style-name="gr7" draw:text-style-name="P10" draw:layer="layout" svg:width="6.477cm" svg:height="1.27cm" svg:x="22.59cm" svg:y="1cm">
          <draw:text-box>
            <text:p text:style-name="P9">Bendvelope</text:p>
          </draw:text-box>
        </draw:frame>
        <draw:circle draw:style-name="gr8" draw:text-style-name="P5" draw:layer="layout" svg:width="0.762cm" svg:height="0.762cm" svg:x="36.179cm" svg:y="12.684cm">
          <text:p/>
        </draw:circle>
        <draw:circle draw:style-name="gr9" draw:text-style-name="P6" draw:layer="layout" svg:width="0.254cm" svg:height="0.254cm" svg:x="36.433cm" svg:y="12.303cm">
          <text:p/>
        </draw:circle>
        <draw:frame draw:style-name="gr7" draw:text-style-name="P8" draw:layer="layout" svg:width="2.54cm" svg:height="1.27cm" svg:x="35.29cm" svg:y="13.7cm">
          <draw:text-box>
            <text:p text:style-name="P7"><text:span text:style-name="T1">Freq</text:span></text:p>
          </draw:text-box>
        </draw:frame>
        <draw:rect draw:style-name="gr8" draw:text-style-name="P5" draw:layer="layout" svg:width="0.762cm" svg:height="0.762cm" svg:x="38.719cm" svg:y="12.684cm" draw:corner-radius="0.102cm">
          <text:p/>
        </draw:rect>
        <draw:frame draw:style-name="gr7" draw:text-style-name="P8" draw:layer="layout" svg:width="2.54cm" svg:height="1.27cm" svg:x="37.83cm" svg:y="13.7cm">
          <draw:text-box>
            <text:p text:style-name="P7"><text:span text:style-name="T1">Freq</text:span></text:p>
          </draw:text-box>
        </draw:frame>
        <draw:circle draw:style-name="gr9" draw:text-style-name="P6" draw:layer="layout" svg:width="0.254cm" svg:height="0.254cm" svg:x="38.973cm" svg:y="12.303cm">
          <text:p/>
        </draw:circle>
        <draw:circle draw:style-name="gr8" draw:text-style-name="P5" draw:layer="layout" svg:width="0.762cm" svg:height="0.762cm" svg:x="9.509cm" svg:y="3.794cm">
          <text:p/>
        </draw:circle>
        <draw:circle draw:style-name="gr9" draw:text-style-name="P6" draw:layer="layout" svg:width="0.254cm" svg:height="0.254cm" svg:x="9.763cm" svg:y="3.413cm">
          <text:p/>
        </draw:circle>
        <draw:frame draw:style-name="gr7" draw:text-style-name="P10" draw:layer="layout" svg:width="6.477cm" svg:height="1.27cm" svg:x="22.59cm" svg:y="2.524cm">
          <draw:text-box>
            <text:p text:style-name="P9">Chan:</text:p>
          </draw:text-box>
        </draw:frame>
        <draw:frame draw:style-name="gr7" draw:text-style-name="P8" draw:layer="layout" svg:width="1.016cm" svg:height="1.27cm" svg:x="25.892cm" svg:y="2.651cm">
          <draw:text-box>
            <text:p text:style-name="P7"><text:span text:style-name="T1">A</text:span></text:p>
          </draw:text-box>
        </draw:frame>
        <draw:frame draw:style-name="gr7" draw:text-style-name="P8" draw:layer="layout" svg:width="1.016cm" svg:height="1.27cm" svg:x="27.162cm" svg:y="2.651cm">
          <draw:text-box>
            <text:p text:style-name="P7"><text:span text:style-name="T1">B</text:span></text:p>
          </draw:text-box>
        </draw:frame>
        <draw:frame draw:style-name="gr7" draw:text-style-name="P8" draw:layer="layout" svg:width="1.016cm" svg:height="1.27cm" svg:x="28.432cm" svg:y="2.651cm">
          <draw:text-box>
            <text:p text:style-name="P7"><text:span text:style-name="T1">C</text:span></text:p>
          </draw:text-box>
        </draw:frame>
        <draw:frame draw:style-name="gr7" draw:text-style-name="P8" draw:layer="layout" svg:width="1.016cm" svg:height="1.27cm" svg:x="29.702cm" svg:y="2.651cm">
          <draw:text-box>
            <text:p text:style-name="P7"><text:span text:style-name="T1">D</text:span></text:p>
          </draw:text-box>
        </draw:frame>
        <draw:frame draw:style-name="gr7" draw:text-style-name="P8" draw:layer="layout" svg:width="1.016cm" svg:height="1.27cm" svg:x="30.972cm" svg:y="2.651cm">
          <draw:text-box>
            <text:p text:style-name="P7"><text:span text:style-name="T1">E</text:span></text:p>
          </draw:text-box>
        </draw:frame>
        <draw:frame draw:style-name="gr7" draw:text-style-name="P8" draw:layer="layout" svg:width="1.016cm" svg:height="1.27cm" svg:x="32.242cm" svg:y="2.651cm">
          <draw:text-box>
            <text:p text:style-name="P7"><text:span text:style-name="T1">F</text:span></text:p>
          </draw:text-box>
        </draw:frame>
        <draw:circle draw:style-name="gr8" draw:text-style-name="P5" draw:layer="layout" svg:width="0.762cm" svg:height="0.762cm" svg:x="28.559cm" svg:y="7.604cm">
          <text:p/>
        </draw:circle>
        <draw:circle draw:style-name="gr9" draw:text-style-name="P6" draw:layer="layout" svg:width="0.254cm" svg:height="0.254cm" svg:x="28.813cm" svg:y="7.223cm">
          <text:p/>
        </draw:circle>
        <draw:circle draw:style-name="gr8" draw:text-style-name="P5" draw:layer="layout" svg:width="0.762cm" svg:height="0.762cm" svg:x="26.654cm" svg:y="7.604cm">
          <text:p/>
        </draw:circle>
        <draw:circle draw:style-name="gr9" draw:text-style-name="P6" draw:layer="layout" svg:width="0.254cm" svg:height="0.254cm" svg:x="26.908cm" svg:y="7.223cm">
          <text:p/>
        </draw:circle>
        <draw:circle draw:style-name="gr8" draw:text-style-name="P5" draw:layer="layout" svg:width="0.762cm" svg:height="0.762cm" svg:x="24.749cm" svg:y="7.604cm">
          <text:p/>
        </draw:circle>
        <draw:circle draw:style-name="gr9" draw:text-style-name="P6" draw:layer="layout" svg:width="0.254cm" svg:height="0.254cm" svg:x="25.003cm" svg:y="7.223cm">
          <text:p/>
        </draw:circle>
        <draw:circle draw:style-name="gr9" draw:text-style-name="P6" draw:layer="layout" svg:width="0.254cm" svg:height="0.254cm" svg:x="28.813cm" svg:y="2.143cm">
          <text:p/>
        </draw:circle>
        <draw:circle draw:style-name="gr9" draw:text-style-name="P6" draw:layer="layout" svg:width="0.254cm" svg:height="0.254cm" svg:x="27.543cm" svg:y="2.143cm">
          <text:p/>
        </draw:circle>
        <draw:circle draw:style-name="gr9" draw:text-style-name="P6" draw:layer="layout" svg:width="0.254cm" svg:height="0.254cm" svg:x="26.273cm" svg:y="2.143cm">
          <text:p/>
        </draw:circle>
        <draw:circle draw:style-name="gr9" draw:text-style-name="P6" draw:layer="layout" svg:width="0.254cm" svg:height="0.254cm" svg:x="32.623cm" svg:y="2.143cm">
          <text:p/>
        </draw:circle>
        <draw:circle draw:style-name="gr9" draw:text-style-name="P6" draw:layer="layout" svg:width="0.254cm" svg:height="0.254cm" svg:x="31.353cm" svg:y="2.143cm">
          <text:p/>
        </draw:circle>
        <draw:circle draw:style-name="gr9" draw:text-style-name="P6" draw:layer="layout" svg:width="0.254cm" svg:height="0.254cm" svg:x="30.083cm" svg:y="2.143cm">
          <text:p/>
        </draw:circle>
        <draw:frame draw:style-name="gr7" draw:text-style-name="P8" draw:layer="layout" svg:width="2.54cm" svg:height="1.27cm" svg:x="23.86cm" svg:y="8.62cm">
          <draw:text-box>
            <text:p text:style-name="P7"><text:span text:style-name="T1">A</text:span></text:p>
          </draw:text-box>
        </draw:frame>
        <draw:frame draw:style-name="gr7" draw:text-style-name="P8" draw:layer="layout" svg:width="2.54cm" svg:height="1.27cm" svg:x="27.67cm" svg:y="8.62cm">
          <draw:text-box>
            <text:p text:style-name="P7"><text:span text:style-name="T1">D</text:span></text:p>
          </draw:text-box>
        </draw:frame>
        <draw:frame draw:style-name="gr7" draw:text-style-name="P8" draw:layer="layout" svg:width="2.54cm" svg:height="1.27cm" svg:x="25.765cm" svg:y="8.62cm">
          <draw:text-box>
            <text:p text:style-name="P7"><text:span text:style-name="T1">H</text:span></text:p>
          </draw:text-box>
        </draw:frame>
        <draw:circle draw:style-name="gr8" draw:text-style-name="P5" draw:layer="layout" svg:width="0.762cm" svg:height="0.762cm" svg:x="32.369cm" svg:y="7.604cm">
          <text:p/>
        </draw:circle>
        <draw:circle draw:style-name="gr9" draw:text-style-name="P6" draw:layer="layout" svg:width="0.254cm" svg:height="0.254cm" svg:x="32.623cm" svg:y="7.223cm">
          <text:p/>
        </draw:circle>
        <draw:circle draw:style-name="gr8" draw:text-style-name="P5" draw:layer="layout" svg:width="0.762cm" svg:height="0.762cm" svg:x="30.464cm" svg:y="7.604cm">
          <text:p/>
        </draw:circle>
        <draw:circle draw:style-name="gr9" draw:text-style-name="P6" draw:layer="layout" svg:width="0.254cm" svg:height="0.254cm" svg:x="30.718cm" svg:y="7.223cm">
          <text:p/>
        </draw:circle>
        <draw:frame draw:style-name="gr7" draw:text-style-name="P8" draw:layer="layout" svg:width="2.54cm" svg:height="1.27cm" svg:x="31.48cm" svg:y="8.62cm">
          <draw:text-box>
            <text:p text:style-name="P7"><text:span text:style-name="T1">R</text:span></text:p>
          </draw:text-box>
        </draw:frame>
        <draw:frame draw:style-name="gr7" draw:text-style-name="P8" draw:layer="layout" svg:width="2.54cm" svg:height="1.27cm" svg:x="29.575cm" svg:y="8.62cm">
          <draw:text-box>
            <text:p text:style-name="P7"><text:span text:style-name="T1">S</text:span></text:p>
          </draw:text-box>
        </draw:frame>
        <draw:circle draw:style-name="gr8" draw:text-style-name="P5" draw:layer="layout" svg:width="0.762cm" svg:height="0.762cm" svg:x="25.765cm" svg:y="5.064cm">
          <text:p/>
        </draw:circle>
        <draw:circle draw:style-name="gr9" draw:text-style-name="P6" draw:layer="layout" svg:width="0.254cm" svg:height="0.254cm" svg:x="26.019cm" svg:y="4.683cm">
          <text:p/>
        </draw:circle>
        <draw:frame draw:style-name="gr7" draw:text-style-name="P8" draw:layer="layout" svg:width="2.54cm" svg:height="1.27cm" svg:x="24.876cm" svg:y="6.08cm">
          <draw:text-box>
            <text:p text:style-name="P7"><text:span text:style-name="T1">Bend</text:span></text:p>
          </draw:text-box>
        </draw:frame>
        <draw:circle draw:style-name="gr8" draw:text-style-name="P5" draw:layer="layout" svg:width="0.762cm" svg:height="0.762cm" svg:x="31.48cm" svg:y="5.064cm">
          <text:p/>
        </draw:circle>
        <draw:circle draw:style-name="gr9" draw:text-style-name="P6" draw:layer="layout" svg:width="0.254cm" svg:height="0.254cm" svg:x="31.734cm" svg:y="4.683cm">
          <text:p/>
        </draw:circle>
        <draw:circle draw:style-name="gr8" draw:text-style-name="P5" draw:layer="layout" svg:width="0.762cm" svg:height="0.762cm" svg:x="27.67cm" svg:y="5.064cm">
          <text:p/>
        </draw:circle>
        <draw:circle draw:style-name="gr9" draw:text-style-name="P6" draw:layer="layout" svg:width="0.254cm" svg:height="0.254cm" svg:x="27.924cm" svg:y="4.683cm">
          <text:p/>
        </draw:circle>
        <draw:frame draw:style-name="gr7" draw:text-style-name="P8" draw:layer="layout" svg:width="2.54cm" svg:height="1.27cm" svg:x="30.591cm" svg:y="6.08cm">
          <draw:text-box>
            <text:p text:style-name="P7"><text:span text:style-name="T1">Bend</text:span></text:p>
          </draw:text-box>
        </draw:frame>
        <draw:frame draw:style-name="gr7" draw:text-style-name="P8" draw:layer="layout" svg:width="2.54cm" svg:height="1.27cm" svg:x="26.781cm" svg:y="6.08cm">
          <draw:text-box>
            <text:p text:style-name="P7"><text:span text:style-name="T1">Bend</text:span></text:p>
          </draw:text-box>
        </draw:frame>
        <draw:circle draw:style-name="gr8" draw:text-style-name="P5" draw:layer="layout" svg:width="0.762cm" svg:height="0.762cm" svg:x="25.003cm" svg:y="2.651cm">
          <text:p/>
        </draw:circle>
        <draw:rect draw:style-name="gr10" draw:text-style-name="P3" draw:layer="layout" svg:width="17.78cm" svg:height="11.43cm" svg:x="3.794cm" svg:y="15.351cm" draw:corner-radius="0.254cm">
          <text:p/>
        </draw:rect>
        <draw:frame draw:style-name="gr11" draw:text-style-name="P10" draw:layer="layout" svg:width="6.477cm" svg:height="0.963cm" svg:x="3.794cm" svg:y="15.351cm">
          <draw:text-box>
            <text:p text:style-name="P9">Modulation Patching</text:p>
          </draw:text-box>
        </draw:frame>
        <draw:circle draw:style-name="gr8" draw:text-style-name="P5" draw:layer="layout" svg:width="0.762cm" svg:height="0.762cm" svg:x="27.289cm" svg:y="10.779cm">
          <text:p/>
        </draw:circle>
        <draw:frame draw:style-name="gr7" draw:text-style-name="P8" draw:layer="layout" svg:width="4.572cm" svg:height="1.27cm" svg:x="22.844cm" svg:y="10.779cm">
          <draw:text-box>
            <text:p text:style-name="P7"><text:span text:style-name="T1">Trigger Source:</text:span></text:p>
          </draw:text-box>
        </draw:frame>
        <draw:frame draw:style-name="gr7" draw:text-style-name="P8" draw:layer="layout" svg:width="1.524cm" svg:height="1.27cm" svg:x="28.178cm" svg:y="10.906cm">
          <draw:text-box>
            <text:p text:style-name="P7"><text:span text:style-name="T1">Key</text:span></text:p>
          </draw:text-box>
        </draw:frame>
        <draw:circle draw:style-name="gr9" draw:text-style-name="P6" draw:layer="layout" svg:width="0.254cm" svg:height="0.254cm" svg:x="31.353cm" svg:y="10.398cm">
          <text:p/>
        </draw:circle>
        <draw:circle draw:style-name="gr9" draw:text-style-name="P6" draw:layer="layout" svg:width="0.254cm" svg:height="0.254cm" svg:x="30.083cm" svg:y="10.398cm">
          <text:p/>
        </draw:circle>
        <draw:circle draw:style-name="gr9" draw:text-style-name="P6" draw:layer="layout" svg:width="0.254cm" svg:height="0.254cm" svg:x="28.813cm" svg:y="10.398cm">
          <text:p/>
        </draw:circle>
        <draw:circle draw:style-name="gr9" draw:text-style-name="P6" draw:layer="layout" svg:width="0.254cm" svg:height="0.254cm" svg:x="32.623cm" svg:y="10.398cm">
          <text:p/>
        </draw:circle>
        <draw:frame draw:style-name="gr7" draw:text-style-name="P8" draw:layer="layout" svg:width="1.524cm" svg:height="1.27cm" svg:x="29.448cm" svg:y="10.906cm">
          <draw:text-box>
            <text:p text:style-name="P7"><text:span text:style-name="T1">RTrig</text:span></text:p>
          </draw:text-box>
        </draw:frame>
        <draw:rect draw:style-name="gr8" draw:text-style-name="P5" draw:layer="layout" svg:width="0.762cm" svg:height="0.762cm" svg:x="18.653cm" svg:y="16.875cm" draw:corner-radius="0.102cm">
          <text:p/>
        </draw:rect>
        <draw:frame draw:style-name="gr7" draw:text-style-name="P8" draw:layer="layout" svg:width="2.54cm" svg:height="1.27cm" svg:x="17.764cm" svg:y="17.891cm">
          <draw:text-box>
            <text:p text:style-name="P7"><text:span text:style-name="T1">D</text:span></text:p>
          </draw:text-box>
        </draw:frame>
        <draw:circle draw:style-name="gr9" draw:text-style-name="P6" draw:layer="layout" svg:width="0.254cm" svg:height="0.254cm" svg:x="18.907cm" svg:y="16.494cm">
          <text:p/>
        </draw:circle>
        <draw:rect draw:style-name="gr8" draw:text-style-name="P5" draw:layer="layout" svg:width="0.762cm" svg:height="0.762cm" svg:x="17.383cm" svg:y="16.875cm" draw:corner-radius="0.102cm">
          <text:p/>
        </draw:rect>
        <draw:frame draw:style-name="gr7" draw:text-style-name="P8" draw:layer="layout" svg:width="2.54cm" svg:height="1.27cm" svg:x="16.494cm" svg:y="17.891cm">
          <draw:text-box>
            <text:p text:style-name="P7"><text:span text:style-name="T1">C</text:span></text:p>
          </draw:text-box>
        </draw:frame>
        <draw:circle draw:style-name="gr9" draw:text-style-name="P6" draw:layer="layout" svg:width="0.254cm" svg:height="0.254cm" svg:x="17.637cm" svg:y="16.494cm">
          <text:p/>
        </draw:circle>
        <draw:rect draw:style-name="gr8" draw:text-style-name="P5" draw:layer="layout" svg:width="0.762cm" svg:height="0.762cm" svg:x="16.113cm" svg:y="16.875cm" draw:corner-radius="0.102cm">
          <text:p/>
        </draw:rect>
        <draw:circle draw:style-name="gr9" draw:text-style-name="P6" draw:layer="layout" svg:width="0.254cm" svg:height="0.254cm" svg:x="16.367cm" svg:y="16.494cm">
          <text:p/>
        </draw:circle>
        <draw:rect draw:style-name="gr8" draw:text-style-name="P5" draw:layer="layout" svg:width="0.762cm" svg:height="0.762cm" svg:x="14.843cm" svg:y="16.875cm" draw:corner-radius="0.102cm">
          <text:p/>
        </draw:rect>
        <draw:circle draw:style-name="gr9" draw:text-style-name="P6" draw:layer="layout" svg:width="0.254cm" svg:height="0.254cm" svg:x="15.097cm" svg:y="16.494cm">
          <text:p/>
        </draw:circle>
        <draw:frame draw:style-name="gr7" draw:text-style-name="P10" draw:layer="layout" svg:width="2.286cm" svg:height="1.27cm" svg:x="9.509cm" svg:y="17.256cm">
          <draw:text-box>
            <text:p text:style-name="P9">Chan:</text:p>
          </draw:text-box>
        </draw:frame>
        <draw:circle draw:style-name="gr8" draw:text-style-name="P5" draw:layer="layout" svg:width="0.762cm" svg:height="0.762cm" svg:x="12.303cm" svg:y="17.51cm">
          <text:p/>
        </draw:circle>
        <draw:line draw:style-name="gr6" draw:text-style-name="P3" draw:layer="layout" svg:x1="13.319cm" svg:y1="17.891cm" svg:x2="13.954cm" svg:y2="17.891cm">
          <text:p/>
        </draw:line>
        <draw:line draw:style-name="gr6" draw:text-style-name="P3" draw:layer="layout" svg:x1="13.954cm" svg:y1="16.621cm" svg:x2="13.954cm" svg:y2="17.89cm">
          <text:p/>
        </draw:line>
        <draw:line draw:style-name="gr6" draw:text-style-name="P3" draw:layer="layout" svg:x1="13.954cm" svg:y1="16.621cm" svg:x2="14.589cm" svg:y2="16.621cm">
          <text:p/>
        </draw:line>
        <draw:rect draw:style-name="gr10" draw:text-style-name="P3" draw:layer="layout" svg:width="10.795cm" svg:height="3.81cm" svg:x="8.62cm" svg:y="2.27cm" draw:corner-radius="0.254cm">
          <text:p/>
        </draw:rect>
        <draw:frame draw:style-name="gr7" draw:text-style-name="P10" draw:layer="layout" svg:width="6.477cm" svg:height="1.27cm" svg:x="8.62cm" svg:y="2.27cm">
          <draw:text-box>
            <text:p text:style-name="P9">Oscillator A</text:p>
          </draw:text-box>
        </draw:frame>
        <draw:frame draw:style-name="gr7" draw:text-style-name="P8" draw:layer="layout" svg:width="2.54cm" svg:height="1.27cm" svg:x="10.525cm" svg:y="4.81cm">
          <draw:text-box>
            <text:p text:style-name="P7"><text:span text:style-name="T1">octave</text:span></text:p>
          </draw:text-box>
        </draw:frame>
        <draw:circle draw:style-name="gr8" draw:text-style-name="P5" draw:layer="layout" svg:width="0.762cm" svg:height="0.762cm" svg:x="11.414cm" svg:y="3.794cm">
          <text:p/>
        </draw:circle>
        <draw:circle draw:style-name="gr9" draw:text-style-name="P6" draw:layer="layout" svg:width="0.254cm" svg:height="0.254cm" svg:x="11.668cm" svg:y="3.413cm">
          <text:p/>
        </draw:circle>
        <draw:frame draw:style-name="gr7" draw:text-style-name="P8" draw:layer="layout" svg:width="2.54cm" svg:height="1.27cm" svg:x="16.875cm" svg:y="4.81cm">
          <draw:text-box>
            <text:p text:style-name="P7"><text:span text:style-name="T1">Freq</text:span></text:p>
          </draw:text-box>
        </draw:frame>
        <draw:circle draw:style-name="gr8" draw:text-style-name="P5" draw:layer="layout" svg:width="0.762cm" svg:height="0.762cm" svg:x="17.764cm" svg:y="3.794cm">
          <text:p/>
        </draw:circle>
        <draw:circle draw:style-name="gr9" draw:text-style-name="P6" draw:layer="layout" svg:width="0.254cm" svg:height="0.254cm" svg:x="18.018cm" svg:y="3.413cm">
          <text:p/>
        </draw:circle>
        <draw:rect draw:style-name="gr8" draw:text-style-name="P5" draw:layer="layout" svg:width="0.762cm" svg:height="0.762cm" svg:x="13.192cm" svg:y="3.794cm" draw:corner-radius="0.102cm">
          <text:p/>
        </draw:rect>
        <draw:frame draw:style-name="gr7" draw:text-style-name="P8" draw:layer="layout" svg:width="2.54cm" svg:height="1.27cm" svg:x="12.303cm" svg:y="4.81cm">
          <draw:text-box>
            <text:p text:style-name="P7"><text:span text:style-name="T1">C</text:span></text:p>
          </draw:text-box>
        </draw:frame>
        <draw:circle draw:style-name="gr9" draw:text-style-name="P6" draw:layer="layout" svg:width="0.254cm" svg:height="0.254cm" svg:x="13.446cm" svg:y="3.413cm">
          <text:p/>
        </draw:circle>
        <draw:rect draw:style-name="gr8" draw:text-style-name="P5" draw:layer="layout" svg:width="0.762cm" svg:height="0.762cm" svg:x="14.589cm" svg:y="3.794cm" draw:corner-radius="0.102cm">
          <text:p/>
        </draw:rect>
        <draw:frame draw:style-name="gr7" draw:text-style-name="P8" draw:layer="layout" svg:width="2.54cm" svg:height="1.27cm" svg:x="13.7cm" svg:y="4.81cm">
          <draw:text-box>
            <text:p text:style-name="P7"><text:span text:style-name="T1">C</text:span></text:p>
          </draw:text-box>
        </draw:frame>
        <draw:circle draw:style-name="gr9" draw:text-style-name="P6" draw:layer="layout" svg:width="0.254cm" svg:height="0.254cm" svg:x="14.843cm" svg:y="3.413cm">
          <text:p/>
        </draw:circle>
        <draw:rect draw:style-name="gr8" draw:text-style-name="P5" draw:layer="layout" svg:width="0.762cm" svg:height="0.762cm" svg:x="15.859cm" svg:y="3.794cm" draw:corner-radius="0.102cm">
          <text:p/>
        </draw:rect>
        <draw:frame draw:style-name="gr7" draw:text-style-name="P8" draw:layer="layout" svg:width="2.54cm" svg:height="1.27cm" svg:x="14.97cm" svg:y="4.81cm">
          <draw:text-box>
            <text:p text:style-name="P7"><text:span text:style-name="T1">C</text:span></text:p>
          </draw:text-box>
        </draw:frame>
        <draw:circle draw:style-name="gr9" draw:text-style-name="P6" draw:layer="layout" svg:width="0.254cm" svg:height="0.254cm" svg:x="16.113cm" svg:y="3.413cm">
          <text:p/>
        </draw:circle>
        <draw:frame draw:style-name="gr7" draw:text-style-name="P8" draw:layer="layout" svg:width="2.54cm" svg:height="1.27cm" svg:x="8.62cm" svg:y="9.255cm">
          <draw:text-box>
            <text:p text:style-name="P7"><text:span text:style-name="T1">Freq</text:span></text:p>
          </draw:text-box>
        </draw:frame>
        <draw:circle draw:style-name="gr8" draw:text-style-name="P5" draw:layer="layout" svg:width="0.762cm" svg:height="0.762cm" svg:x="9.509cm" svg:y="8.239cm">
          <text:p/>
        </draw:circle>
        <draw:circle draw:style-name="gr9" draw:text-style-name="P6" draw:layer="layout" svg:width="0.254cm" svg:height="0.254cm" svg:x="9.763cm" svg:y="7.858cm">
          <text:p/>
        </draw:circle>
        <draw:rect draw:style-name="gr10" draw:text-style-name="P3" draw:layer="layout" svg:width="10.795cm" svg:height="3.81cm" svg:x="8.62cm" svg:y="6.715cm" draw:corner-radius="0.254cm">
          <text:p/>
        </draw:rect>
        <draw:frame draw:style-name="gr7" draw:text-style-name="P10" draw:layer="layout" svg:width="6.477cm" svg:height="1.27cm" svg:x="8.62cm" svg:y="6.715cm">
          <draw:text-box>
            <text:p text:style-name="P9">Oscillator B</text:p>
          </draw:text-box>
        </draw:frame>
        <draw:frame draw:style-name="gr7" draw:text-style-name="P8" draw:layer="layout" svg:width="2.54cm" svg:height="1.27cm" svg:x="10.525cm" svg:y="9.255cm">
          <draw:text-box>
            <text:p text:style-name="P7"><text:span text:style-name="T1">octave</text:span></text:p>
          </draw:text-box>
        </draw:frame>
        <draw:circle draw:style-name="gr8" draw:text-style-name="P5" draw:layer="layout" svg:width="0.762cm" svg:height="0.762cm" svg:x="11.414cm" svg:y="8.239cm">
          <text:p/>
        </draw:circle>
        <draw:circle draw:style-name="gr9" draw:text-style-name="P6" draw:layer="layout" svg:width="0.254cm" svg:height="0.254cm" svg:x="11.668cm" svg:y="7.858cm">
          <text:p/>
        </draw:circle>
        <draw:frame draw:style-name="gr7" draw:text-style-name="P8" draw:layer="layout" svg:width="2.54cm" svg:height="1.27cm" svg:x="16.875cm" svg:y="9.255cm">
          <draw:text-box>
            <text:p text:style-name="P7"><text:span text:style-name="T1">Freq</text:span></text:p>
          </draw:text-box>
        </draw:frame>
        <draw:circle draw:style-name="gr8" draw:text-style-name="P5" draw:layer="layout" svg:width="0.762cm" svg:height="0.762cm" svg:x="17.764cm" svg:y="8.239cm">
          <text:p/>
        </draw:circle>
        <draw:circle draw:style-name="gr9" draw:text-style-name="P6" draw:layer="layout" svg:width="0.254cm" svg:height="0.254cm" svg:x="18.018cm" svg:y="7.858cm">
          <text:p/>
        </draw:circle>
        <draw:rect draw:style-name="gr8" draw:text-style-name="P5" draw:layer="layout" svg:width="0.762cm" svg:height="0.762cm" svg:x="13.192cm" svg:y="8.239cm" draw:corner-radius="0.102cm">
          <text:p/>
        </draw:rect>
        <draw:frame draw:style-name="gr7" draw:text-style-name="P8" draw:layer="layout" svg:width="2.54cm" svg:height="1.27cm" svg:x="12.303cm" svg:y="9.255cm">
          <draw:text-box>
            <text:p text:style-name="P7"><text:span text:style-name="T1">C</text:span></text:p>
          </draw:text-box>
        </draw:frame>
        <draw:circle draw:style-name="gr9" draw:text-style-name="P6" draw:layer="layout" svg:width="0.254cm" svg:height="0.254cm" svg:x="13.446cm" svg:y="7.858cm">
          <text:p/>
        </draw:circle>
        <draw:rect draw:style-name="gr8" draw:text-style-name="P5" draw:layer="layout" svg:width="0.762cm" svg:height="0.762cm" svg:x="14.589cm" svg:y="8.239cm" draw:corner-radius="0.102cm">
          <text:p/>
        </draw:rect>
        <draw:frame draw:style-name="gr7" draw:text-style-name="P8" draw:layer="layout" svg:width="2.54cm" svg:height="1.27cm" svg:x="13.7cm" svg:y="9.255cm">
          <draw:text-box>
            <text:p text:style-name="P7"><text:span text:style-name="T1">C</text:span></text:p>
          </draw:text-box>
        </draw:frame>
        <draw:circle draw:style-name="gr9" draw:text-style-name="P6" draw:layer="layout" svg:width="0.254cm" svg:height="0.254cm" svg:x="14.843cm" svg:y="7.858cm">
          <text:p/>
        </draw:circle>
        <draw:rect draw:style-name="gr8" draw:text-style-name="P5" draw:layer="layout" svg:width="0.762cm" svg:height="0.762cm" svg:x="15.859cm" svg:y="8.239cm" draw:corner-radius="0.102cm">
          <text:p/>
        </draw:rect>
        <draw:frame draw:style-name="gr7" draw:text-style-name="P8" draw:layer="layout" svg:width="2.54cm" svg:height="1.27cm" svg:x="14.97cm" svg:y="9.255cm">
          <draw:text-box>
            <text:p text:style-name="P7"><text:span text:style-name="T1">C</text:span></text:p>
          </draw:text-box>
        </draw:frame>
        <draw:circle draw:style-name="gr9" draw:text-style-name="P6" draw:layer="layout" svg:width="0.254cm" svg:height="0.254cm" svg:x="16.113cm" svg:y="7.858cm">
          <text:p/>
        </draw:circle>
        <draw:frame draw:style-name="gr7" draw:text-style-name="P8" draw:layer="layout" svg:width="2.54cm" svg:height="1.27cm" svg:x="8.62cm" svg:y="13.7cm">
          <draw:text-box>
            <text:p text:style-name="P7"><text:span text:style-name="T1">Freq</text:span></text:p>
          </draw:text-box>
        </draw:frame>
        <draw:circle draw:style-name="gr8" draw:text-style-name="P5" draw:layer="layout" svg:width="0.762cm" svg:height="0.762cm" svg:x="9.509cm" svg:y="12.684cm">
          <text:p/>
        </draw:circle>
        <draw:circle draw:style-name="gr9" draw:text-style-name="P6" draw:layer="layout" svg:width="0.254cm" svg:height="0.254cm" svg:x="9.763cm" svg:y="12.303cm">
          <text:p/>
        </draw:circle>
        <draw:rect draw:style-name="gr10" draw:text-style-name="P3" draw:layer="layout" svg:width="10.795cm" svg:height="3.81cm" svg:x="8.62cm" svg:y="11.16cm" draw:corner-radius="0.254cm">
          <text:p/>
        </draw:rect>
        <draw:frame draw:style-name="gr7" draw:text-style-name="P10" draw:layer="layout" svg:width="6.477cm" svg:height="1.27cm" svg:x="8.62cm" svg:y="11.16cm">
          <draw:text-box>
            <text:p text:style-name="P9">Oscillator C</text:p>
          </draw:text-box>
        </draw:frame>
        <draw:frame draw:style-name="gr7" draw:text-style-name="P8" draw:layer="layout" svg:width="2.54cm" svg:height="1.27cm" svg:x="10.525cm" svg:y="13.7cm">
          <draw:text-box>
            <text:p text:style-name="P7"><text:span text:style-name="T1">octave</text:span></text:p>
          </draw:text-box>
        </draw:frame>
        <draw:circle draw:style-name="gr8" draw:text-style-name="P5" draw:layer="layout" svg:width="0.762cm" svg:height="0.762cm" svg:x="11.414cm" svg:y="12.684cm">
          <text:p/>
        </draw:circle>
        <draw:circle draw:style-name="gr9" draw:text-style-name="P6" draw:layer="layout" svg:width="0.254cm" svg:height="0.254cm" svg:x="11.668cm" svg:y="12.303cm">
          <text:p/>
        </draw:circle>
        <draw:frame draw:style-name="gr7" draw:text-style-name="P8" draw:layer="layout" svg:width="2.54cm" svg:height="1.27cm" svg:x="16.875cm" svg:y="13.7cm">
          <draw:text-box>
            <text:p text:style-name="P7"><text:span text:style-name="T1">Freq</text:span></text:p>
          </draw:text-box>
        </draw:frame>
        <draw:circle draw:style-name="gr8" draw:text-style-name="P5" draw:layer="layout" svg:width="0.762cm" svg:height="0.762cm" svg:x="17.764cm" svg:y="12.684cm">
          <text:p/>
        </draw:circle>
        <draw:circle draw:style-name="gr9" draw:text-style-name="P6" draw:layer="layout" svg:width="0.254cm" svg:height="0.254cm" svg:x="18.018cm" svg:y="12.303cm">
          <text:p/>
        </draw:circle>
        <draw:rect draw:style-name="gr8" draw:text-style-name="P5" draw:layer="layout" svg:width="0.762cm" svg:height="0.762cm" svg:x="13.192cm" svg:y="12.684cm" draw:corner-radius="0.102cm">
          <text:p/>
        </draw:rect>
        <draw:frame draw:style-name="gr7" draw:text-style-name="P8" draw:layer="layout" svg:width="2.54cm" svg:height="1.27cm" svg:x="12.303cm" svg:y="13.7cm">
          <draw:text-box>
            <text:p text:style-name="P7"><text:span text:style-name="T1">C</text:span></text:p>
          </draw:text-box>
        </draw:frame>
        <draw:circle draw:style-name="gr9" draw:text-style-name="P6" draw:layer="layout" svg:width="0.254cm" svg:height="0.254cm" svg:x="13.446cm" svg:y="12.303cm">
          <text:p/>
        </draw:circle>
        <draw:rect draw:style-name="gr8" draw:text-style-name="P5" draw:layer="layout" svg:width="0.762cm" svg:height="0.762cm" svg:x="14.589cm" svg:y="12.684cm" draw:corner-radius="0.102cm">
          <text:p/>
        </draw:rect>
        <draw:frame draw:style-name="gr7" draw:text-style-name="P8" draw:layer="layout" svg:width="2.54cm" svg:height="1.27cm" svg:x="13.7cm" svg:y="13.7cm">
          <draw:text-box>
            <text:p text:style-name="P7"><text:span text:style-name="T1">C</text:span></text:p>
          </draw:text-box>
        </draw:frame>
        <draw:circle draw:style-name="gr9" draw:text-style-name="P6" draw:layer="layout" svg:width="0.254cm" svg:height="0.254cm" svg:x="14.843cm" svg:y="12.303cm">
          <text:p/>
        </draw:circle>
        <draw:rect draw:style-name="gr8" draw:text-style-name="P5" draw:layer="layout" svg:width="0.762cm" svg:height="0.762cm" svg:x="15.859cm" svg:y="12.684cm" draw:corner-radius="0.102cm">
          <text:p/>
        </draw:rect>
        <draw:frame draw:style-name="gr7" draw:text-style-name="P8" draw:layer="layout" svg:width="2.54cm" svg:height="1.27cm" svg:x="14.97cm" svg:y="13.7cm">
          <draw:text-box>
            <text:p text:style-name="P7"><text:span text:style-name="T1">C</text:span></text:p>
          </draw:text-box>
        </draw:frame>
        <draw:circle draw:style-name="gr9" draw:text-style-name="P6" draw:layer="layout" svg:width="0.254cm" svg:height="0.254cm" svg:x="16.113cm" svg:y="12.303cm">
          <text:p/>
        </draw:circle>
        <draw:circle draw:style-name="gr8" draw:text-style-name="P5" draw:layer="layout" svg:width="0.762cm" svg:height="0.762cm" svg:x="20.304cm" svg:y="3.794cm">
          <text:p/>
        </draw:circle>
        <draw:circle draw:style-name="gr9" draw:text-style-name="P6" draw:layer="layout" svg:width="0.254cm" svg:height="0.254cm" svg:x="20.558cm" svg:y="3.413cm">
          <text:p/>
        </draw:circle>
        <draw:frame draw:style-name="gr7" draw:text-style-name="P8" draw:layer="layout" svg:width="2.54cm" svg:height="1.27cm" svg:x="19.415cm" svg:y="4.81cm">
          <draw:text-box>
            <text:p text:style-name="P7"><text:span text:style-name="T1">Freq</text:span></text:p>
          </draw:text-box>
        </draw:frame>
        <draw:circle draw:style-name="gr8" draw:text-style-name="P5" draw:layer="layout" svg:width="0.762cm" svg:height="0.762cm" svg:x="20.304cm" svg:y="8.239cm">
          <text:p/>
        </draw:circle>
        <draw:circle draw:style-name="gr9" draw:text-style-name="P6" draw:layer="layout" svg:width="0.254cm" svg:height="0.254cm" svg:x="20.558cm" svg:y="7.858cm">
          <text:p/>
        </draw:circle>
        <draw:frame draw:style-name="gr7" draw:text-style-name="P8" draw:layer="layout" svg:width="2.54cm" svg:height="1.27cm" svg:x="19.415cm" svg:y="9.255cm">
          <draw:text-box>
            <text:p text:style-name="P7"><text:span text:style-name="T1">Freq</text:span></text:p>
          </draw:text-box>
        </draw:frame>
        <draw:circle draw:style-name="gr8" draw:text-style-name="P5" draw:layer="layout" svg:width="0.762cm" svg:height="0.762cm" svg:x="20.304cm" svg:y="12.557cm">
          <text:p/>
        </draw:circle>
        <draw:circle draw:style-name="gr9" draw:text-style-name="P6" draw:layer="layout" svg:width="0.254cm" svg:height="0.254cm" svg:x="20.558cm" svg:y="12.176cm">
          <text:p/>
        </draw:circle>
        <draw:frame draw:style-name="gr7" draw:text-style-name="P8" draw:layer="layout" svg:width="2.54cm" svg:height="1.27cm" svg:x="19.415cm" svg:y="13.573cm">
          <draw:text-box>
            <text:p text:style-name="P7"><text:span text:style-name="T1">Freq</text:span></text:p>
          </draw:text-box>
        </draw:frame>
        <draw:rect draw:style-name="gr10" draw:text-style-name="P3" draw:layer="layout" svg:width="2.032cm" svg:height="12.7cm" svg:x="19.669cm" svg:y="2.27cm" draw:corner-radius="0.254cm">
          <text:p/>
        </draw:rect>
        <draw:frame draw:style-name="gr11" draw:text-style-name="P10" draw:layer="layout" svg:width="6.477cm" svg:height="0.963cm" svg:x="35.417cm" svg:y="10.705cm">
          <draw:text-box>
            <text:p text:style-name="P9">Things to effect</text:p>
          </draw:text-box>
        </draw:frame>
        <draw:frame draw:style-name="gr11" draw:text-style-name="P10" draw:layer="layout" svg:width="6.477cm" svg:height="0.963cm" svg:x="21.955cm" svg:y="14.007cm">
          <draw:text-box>
            <text:p text:style-name="P9">Effecting signals</text:p>
          </draw:text-box>
        </draw:frame>
        <draw:circle draw:style-name="gr8" draw:text-style-name="P5" draw:layer="layout" svg:width="0.762cm" svg:height="0.762cm" svg:x="27.924cm" svg:y="16.494cm">
          <text:p/>
        </draw:circle>
        <draw:frame draw:style-name="gr7" draw:text-style-name="P10" draw:layer="layout" svg:width="3.81cm" svg:height="1.27cm" svg:x="22.59cm" svg:y="16.24cm">
          <draw:text-box>
            <text:p text:style-name="P9">OSC A</text:p>
          </draw:text-box>
        </draw:frame>
        <draw:frame draw:style-name="gr7" draw:text-style-name="P10" draw:layer="layout" svg:width="3.81cm" svg:height="1.27cm" svg:x="22.59cm" svg:y="17.51cm">
          <draw:text-box>
            <text:p text:style-name="P9">OSC B</text:p>
          </draw:text-box>
        </draw:frame>
        <draw:frame draw:style-name="gr7" draw:text-style-name="P10" draw:layer="layout" svg:width="3.81cm" svg:height="1.27cm" svg:x="22.59cm" svg:y="18.78cm">
          <draw:text-box>
            <text:p text:style-name="P9">OSC C</text:p>
          </draw:text-box>
        </draw:frame>
        <draw:frame draw:style-name="gr7" draw:text-style-name="P10" draw:layer="layout" svg:width="3.81cm" svg:height="1.27cm" svg:x="22.59cm" svg:y="20.05cm">
          <draw:text-box>
            <text:p text:style-name="P9">BV 1</text:p>
          </draw:text-box>
        </draw:frame>
        <draw:frame draw:style-name="gr7" draw:text-style-name="P10" draw:layer="layout" svg:width="3.81cm" svg:height="1.27cm" svg:x="22.59cm" svg:y="21.32cm">
          <draw:text-box>
            <text:p text:style-name="P9">BV 2</text:p>
          </draw:text-box>
        </draw:frame>
        <draw:frame draw:style-name="gr7" draw:text-style-name="P10" draw:layer="layout" svg:width="3.81cm" svg:height="1.27cm" svg:x="22.59cm" svg:y="22.59cm">
          <draw:text-box>
            <text:p text:style-name="P9">BV 3</text:p>
          </draw:text-box>
        </draw:frame>
        <draw:frame draw:style-name="gr7" draw:text-style-name="P10" draw:layer="layout" svg:width="3.81cm" svg:height="1.27cm" svg:x="22.59cm" svg:y="23.86cm">
          <draw:text-box>
            <text:p text:style-name="P9">Offset</text:p>
          </draw:text-box>
        </draw:frame>
        <draw:frame draw:style-name="gr7" draw:text-style-name="P10" draw:layer="layout" svg:width="3.81cm" svg:height="1.27cm" draw:transform="rotate (1.5707963267949) translate (27.67cm 16.24cm)">
          <draw:text-box>
            <text:p text:style-name="P9">OSC A P</text:p>
          </draw:text-box>
        </draw:frame>
        <draw:frame draw:style-name="gr7" draw:text-style-name="P10" draw:layer="layout" svg:width="3.81cm" svg:height="1.27cm" draw:transform="rotate (1.5707963267949) translate (28.94cm 16.24cm)">
          <draw:text-box>
            <text:p text:style-name="P9">OSC B P</text:p>
          </draw:text-box>
        </draw:frame>
        <draw:frame draw:style-name="gr7" draw:text-style-name="P10" draw:layer="layout" svg:width="3.81cm" svg:height="1.27cm" draw:transform="rotate (1.5707963267949) translate (30.21cm 16.24cm)">
          <draw:text-box>
            <text:p text:style-name="P9">OSC C P</text:p>
          </draw:text-box>
        </draw:frame>
        <draw:frame draw:style-name="gr7" draw:text-style-name="P10" draw:layer="layout" svg:width="3.81cm" svg:height="1.27cm" draw:transform="rotate (1.5707963267949) translate (31.48cm 16.24cm)">
          <draw:text-box>
            <text:p text:style-name="P9">Mst Amp</text:p>
          </draw:text-box>
        </draw:frame>
        <draw:frame draw:style-name="gr7" draw:text-style-name="P10" draw:layer="layout" svg:width="3.81cm" svg:height="1.27cm" svg:x="22.59cm" svg:y="25.13cm">
          <draw:text-box>
            <text:p text:style-name="P9">Keyboard</text:p>
          </draw:text-box>
        </draw:frame>
        <draw:frame draw:style-name="gr7" draw:text-style-name="P10" draw:layer="layout" svg:width="3.81cm" svg:height="1.27cm" draw:transform="rotate (1.5707963267949) translate (32.75cm 16.24cm)">
          <draw:text-box>
            <text:p text:style-name="P9">Filter</text:p>
          </draw:text-box>
        </draw:frame>
        <draw:frame draw:style-name="gr7" draw:text-style-name="P10" draw:layer="layout" svg:width="3.81cm" svg:height="1.27cm" draw:transform="rotate (1.5707963267949) translate (34.02cm 16.24cm)">
          <draw:text-box>
            <text:p text:style-name="P9">Effect</text:p>
          </draw:text-box>
        </draw:frame>
        <draw:circle draw:style-name="gr8" draw:text-style-name="P5" draw:layer="layout" svg:width="0.762cm" svg:height="0.762cm" svg:x="29.194cm" svg:y="16.494cm">
          <text:p/>
        </draw:circle>
        <draw:circle draw:style-name="gr8" draw:text-style-name="P5" draw:layer="layout" svg:width="0.762cm" svg:height="0.762cm" svg:x="30.464cm" svg:y="16.494cm">
          <text:p/>
        </draw:circle>
        <draw:circle draw:style-name="gr8" draw:text-style-name="P5" draw:layer="layout" svg:width="0.762cm" svg:height="0.762cm" svg:x="31.734cm" svg:y="16.494cm">
          <text:p/>
        </draw:circle>
        <draw:circle draw:style-name="gr8" draw:text-style-name="P5" draw:layer="layout" svg:width="0.762cm" svg:height="0.762cm" svg:x="27.924cm" svg:y="17.764cm">
          <text:p/>
        </draw:circle>
        <draw:circle draw:style-name="gr8" draw:text-style-name="P5" draw:layer="layout" svg:width="0.762cm" svg:height="0.762cm" svg:x="29.194cm" svg:y="17.764cm">
          <text:p/>
        </draw:circle>
        <draw:circle draw:style-name="gr8" draw:text-style-name="P5" draw:layer="layout" svg:width="0.762cm" svg:height="0.762cm" svg:x="30.464cm" svg:y="17.764cm">
          <text:p/>
        </draw:circle>
        <draw:circle draw:style-name="gr8" draw:text-style-name="P5" draw:layer="layout" svg:width="0.762cm" svg:height="0.762cm" svg:x="31.734cm" svg:y="17.764cm">
          <text:p/>
        </draw:circle>
        <draw:circle draw:style-name="gr8" draw:text-style-name="P5" draw:layer="layout" svg:width="0.762cm" svg:height="0.762cm" svg:x="27.924cm" svg:y="19.034cm">
          <text:p/>
        </draw:circle>
        <draw:circle draw:style-name="gr8" draw:text-style-name="P5" draw:layer="layout" svg:width="0.762cm" svg:height="0.762cm" svg:x="29.194cm" svg:y="19.034cm">
          <text:p/>
        </draw:circle>
        <draw:circle draw:style-name="gr8" draw:text-style-name="P5" draw:layer="layout" svg:width="0.762cm" svg:height="0.762cm" svg:x="30.464cm" svg:y="19.034cm">
          <text:p/>
        </draw:circle>
        <draw:circle draw:style-name="gr8" draw:text-style-name="P5" draw:layer="layout" svg:width="0.762cm" svg:height="0.762cm" svg:x="31.734cm" svg:y="19.034cm">
          <text:p/>
        </draw:circle>
        <draw:circle draw:style-name="gr8" draw:text-style-name="P5" draw:layer="layout" svg:width="0.762cm" svg:height="0.762cm" svg:x="27.924cm" svg:y="20.304cm">
          <text:p/>
        </draw:circle>
        <draw:circle draw:style-name="gr8" draw:text-style-name="P5" draw:layer="layout" svg:width="0.762cm" svg:height="0.762cm" svg:x="29.194cm" svg:y="20.304cm">
          <text:p/>
        </draw:circle>
        <draw:circle draw:style-name="gr8" draw:text-style-name="P5" draw:layer="layout" svg:width="0.762cm" svg:height="0.762cm" svg:x="30.464cm" svg:y="20.304cm">
          <text:p/>
        </draw:circle>
        <draw:circle draw:style-name="gr8" draw:text-style-name="P5" draw:layer="layout" svg:width="0.762cm" svg:height="0.762cm" svg:x="31.734cm" svg:y="20.304cm">
          <text:p/>
        </draw:circle>
        <draw:circle draw:style-name="gr8" draw:text-style-name="P5" draw:layer="layout" svg:width="0.762cm" svg:height="0.762cm" svg:x="27.924cm" svg:y="21.574cm">
          <text:p/>
        </draw:circle>
        <draw:circle draw:style-name="gr8" draw:text-style-name="P5" draw:layer="layout" svg:width="0.762cm" svg:height="0.762cm" svg:x="29.194cm" svg:y="21.574cm">
          <text:p/>
        </draw:circle>
        <draw:circle draw:style-name="gr8" draw:text-style-name="P5" draw:layer="layout" svg:width="0.762cm" svg:height="0.762cm" svg:x="30.464cm" svg:y="21.574cm">
          <text:p/>
        </draw:circle>
        <draw:circle draw:style-name="gr8" draw:text-style-name="P5" draw:layer="layout" svg:width="0.762cm" svg:height="0.762cm" svg:x="31.734cm" svg:y="21.574cm">
          <text:p/>
        </draw:circle>
        <draw:circle draw:style-name="gr8" draw:text-style-name="P5" draw:layer="layout" svg:width="0.762cm" svg:height="0.762cm" svg:x="27.924cm" svg:y="22.844cm">
          <text:p/>
        </draw:circle>
        <draw:circle draw:style-name="gr8" draw:text-style-name="P5" draw:layer="layout" svg:width="0.762cm" svg:height="0.762cm" svg:x="29.194cm" svg:y="22.844cm">
          <text:p/>
        </draw:circle>
        <draw:circle draw:style-name="gr8" draw:text-style-name="P5" draw:layer="layout" svg:width="0.762cm" svg:height="0.762cm" svg:x="30.464cm" svg:y="22.844cm">
          <text:p/>
        </draw:circle>
        <draw:circle draw:style-name="gr8" draw:text-style-name="P5" draw:layer="layout" svg:width="0.762cm" svg:height="0.762cm" svg:x="31.734cm" svg:y="22.844cm">
          <text:p/>
        </draw:circle>
        <draw:circle draw:style-name="gr8" draw:text-style-name="P5" draw:layer="layout" svg:width="0.762cm" svg:height="0.762cm" svg:x="27.924cm" svg:y="24.114cm">
          <text:p/>
        </draw:circle>
        <draw:circle draw:style-name="gr8" draw:text-style-name="P5" draw:layer="layout" svg:width="0.762cm" svg:height="0.762cm" svg:x="29.194cm" svg:y="24.114cm">
          <text:p/>
        </draw:circle>
        <draw:circle draw:style-name="gr8" draw:text-style-name="P5" draw:layer="layout" svg:width="0.762cm" svg:height="0.762cm" svg:x="30.464cm" svg:y="24.114cm">
          <text:p/>
        </draw:circle>
        <draw:circle draw:style-name="gr8" draw:text-style-name="P5" draw:layer="layout" svg:width="0.762cm" svg:height="0.762cm" svg:x="31.734cm" svg:y="24.114cm">
          <text:p/>
        </draw:circle>
        <draw:circle draw:style-name="gr8" draw:text-style-name="P5" draw:layer="layout" svg:width="0.762cm" svg:height="0.762cm" svg:x="33.004cm" svg:y="16.471cm">
          <text:p/>
        </draw:circle>
        <draw:circle draw:style-name="gr8" draw:text-style-name="P5" draw:layer="layout" svg:width="0.762cm" svg:height="0.762cm" svg:x="34.274cm" svg:y="16.471cm">
          <text:p/>
        </draw:circle>
        <draw:circle draw:style-name="gr8" draw:text-style-name="P5" draw:layer="layout" svg:width="0.762cm" svg:height="0.762cm" svg:x="33.004cm" svg:y="17.741cm">
          <text:p/>
        </draw:circle>
        <draw:circle draw:style-name="gr8" draw:text-style-name="P5" draw:layer="layout" svg:width="0.762cm" svg:height="0.762cm" svg:x="34.274cm" svg:y="17.741cm">
          <text:p/>
        </draw:circle>
        <draw:circle draw:style-name="gr8" draw:text-style-name="P5" draw:layer="layout" svg:width="0.762cm" svg:height="0.762cm" svg:x="33.004cm" svg:y="19.011cm">
          <text:p/>
        </draw:circle>
        <draw:circle draw:style-name="gr8" draw:text-style-name="P5" draw:layer="layout" svg:width="0.762cm" svg:height="0.762cm" svg:x="34.274cm" svg:y="19.011cm">
          <text:p/>
        </draw:circle>
        <draw:circle draw:style-name="gr8" draw:text-style-name="P5" draw:layer="layout" svg:width="0.762cm" svg:height="0.762cm" svg:x="33.004cm" svg:y="20.281cm">
          <text:p/>
        </draw:circle>
        <draw:circle draw:style-name="gr8" draw:text-style-name="P5" draw:layer="layout" svg:width="0.762cm" svg:height="0.762cm" svg:x="34.274cm" svg:y="20.281cm">
          <text:p/>
        </draw:circle>
        <draw:circle draw:style-name="gr8" draw:text-style-name="P5" draw:layer="layout" svg:width="0.762cm" svg:height="0.762cm" svg:x="33.004cm" svg:y="21.551cm">
          <text:p/>
        </draw:circle>
        <draw:circle draw:style-name="gr8" draw:text-style-name="P5" draw:layer="layout" svg:width="0.762cm" svg:height="0.762cm" svg:x="34.274cm" svg:y="21.551cm">
          <text:p/>
        </draw:circle>
        <draw:circle draw:style-name="gr8" draw:text-style-name="P5" draw:layer="layout" svg:width="0.762cm" svg:height="0.762cm" svg:x="33.004cm" svg:y="22.821cm">
          <text:p/>
        </draw:circle>
        <draw:circle draw:style-name="gr8" draw:text-style-name="P5" draw:layer="layout" svg:width="0.762cm" svg:height="0.762cm" svg:x="34.274cm" svg:y="22.821cm">
          <text:p/>
        </draw:circle>
        <draw:circle draw:style-name="gr8" draw:text-style-name="P5" draw:layer="layout" svg:width="0.762cm" svg:height="0.762cm" svg:x="33.004cm" svg:y="24.091cm">
          <text:p/>
        </draw:circle>
        <draw:circle draw:style-name="gr8" draw:text-style-name="P5" draw:layer="layout" svg:width="0.762cm" svg:height="0.762cm" svg:x="34.274cm" svg:y="24.091cm">
          <text:p/>
        </draw:circle>
        <draw:rect draw:style-name="gr8" draw:text-style-name="P5" draw:layer="layout" svg:width="0.762cm" svg:height="0.762cm" svg:x="27.924cm" svg:y="25.384cm" draw:corner-radius="0.102cm">
          <text:p/>
        </draw:rect>
        <draw:rect draw:style-name="gr8" draw:text-style-name="P5" draw:layer="layout" svg:width="0.762cm" svg:height="0.762cm" svg:x="29.194cm" svg:y="25.384cm" draw:corner-radius="0.102cm">
          <text:p/>
        </draw:rect>
        <draw:rect draw:style-name="gr8" draw:text-style-name="P5" draw:layer="layout" svg:width="0.762cm" svg:height="0.762cm" svg:x="30.464cm" svg:y="25.384cm" draw:corner-radius="0.102cm">
          <text:p/>
        </draw:rect>
        <draw:rect draw:style-name="gr8" draw:text-style-name="P5" draw:layer="layout" svg:width="0.762cm" svg:height="0.762cm" svg:x="31.734cm" svg:y="25.384cm" draw:corner-radius="0.102cm">
          <text:p/>
        </draw:rect>
        <draw:rect draw:style-name="gr8" draw:text-style-name="P5" draw:layer="layout" svg:width="0.762cm" svg:height="0.762cm" svg:x="33.004cm" svg:y="25.384cm" draw:corner-radius="0.102cm">
          <text:p/>
        </draw:rect>
        <draw:rect draw:style-name="gr8" draw:text-style-name="P5" draw:layer="layout" svg:width="0.762cm" svg:height="0.762cm" svg:x="34.274cm" svg:y="25.384cm" draw:corner-radius="0.102cm">
          <text:p/>
        </draw:rect>
      </draw:page>
      <draw:page draw:name="page3" draw:style-name="dp1" draw:master-page-name="Default">
        <draw:frame draw:style-name="gr12" draw:text-style-name="P1" draw:layer="layout" svg:width="41.15cm" svg:height="22.987cm" svg:x="1cm" svg:y="2.27cm">
          <draw:image xlink:href="Pictures/100000000000037F000001F40E979F070417D55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LED" draw:style="radial" draw:cx="30%" draw:cy="30%" draw:start-color="#ff0000" draw:end-color="#ffffff" draw:start-intensity="100%" draw:end-intensity="100%" draw:border="2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22:02:10.06</meta:creation-date>
    <dc:date>2016-03-05T02:04:21.990000000</dc:date>
    <meta:editing-duration>P17DT1H24M51S</meta:editing-duration>
    <meta:editing-cycles>3</meta:editing-cycles>
    <meta:generator>LibreOffice/5.0.5.2$Windows_x86 LibreOffice_project/55b006a02d247b5f7215fc6ea0fde844b30035b3</meta:generator>
    <meta:document-statistic meta:object-count="321"/>
  </office:meta>
</office:document-meta>
</file>